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9cm"/>
    </style:style>
    <style:style style:name="co2" style:family="table-column">
      <style:table-column-properties fo:break-before="auto" style:column-width="3.907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1.976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2.873cm"/>
    </style:style>
    <style:style style:name="co8" style:family="table-column">
      <style:table-column-properties fo:break-before="auto" style:column-width="9.767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6">
      <number:fraction number:min-integer-digits="0" number:min-numerator-digits="2" loext:max-numerator-digits="2" number:min-denominator-digits="2" number:max-denominator-value="99"/>
    </number:number-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ffbf00" style:diagonal-bl-tr="none" style:diagonal-tl-br="none" fo:border="0.74pt solid #fff5ce" style:rotation-align="none"/>
    </style:style>
    <style:style style:name="ce7" style:family="table-cell" style:parent-style-name="Default">
      <style:table-cell-properties fo:background-color="#bf0041"/>
    </style:style>
    <style:style style:name="ce8" style:family="table-cell" style:parent-style-name="Default">
      <style:table-cell-properties fo:background-color="#81d41a" style:rotation-align="none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 style:data-style-name="N8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mposto de Renda</text:p>
          </table:table-cell>
          <table:table-cell table:style-name="ce1" office:value-type="string" calcext:value-type="string">
            <text:p>Estado Civil</text:p>
          </table:table-cell>
          <table:table-cell table:style-name="ce1" office:value-type="string" calcext:value-type="string">
            <text:p>Renda</text:p>
          </table:table-cell>
          <table:table-cell table:style-name="ce1" office:value-type="string" calcext:value-type="string">
            <text:p>Mau Pagador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Solteiro</text:p>
          </table:table-cell>
          <table:table-cell table:style-name="ce2" office:value-type="string" calcext:value-type="string">
            <text:p>&gt; 75</text:p>
          </table:table-cell>
          <table:table-cell table:style-name="ce2" office:value-type="string" calcext:value-type="string">
            <text:p>Não</text:p>
          </table:table-cell>
          <table:table-cell table:number-columns-repeated="3"/>
          <table:table-cell table:style-name="ce6" office:value-type="string" calcext:value-type="string">
            <text:p>P(Mau pagador = S)</text:p>
          </table:table-cell>
          <table:table-cell table:style-name="ce11" office:value-type="string" calcext:value-type="string">
            <text:p>3/10</text:p>
          </table:table-cell>
          <table:table-cell table:style-name="ce12" table:formula="of:=3/10" office:value-type="float" office:value="0.3" calcext:value-type="float">
            <text:p>0,30</text:p>
          </table:table-cell>
          <table:table-cell table:number-columns-repeated="101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Casado</text:p>
          </table:table-cell>
          <table:table-cell table:style-name="ce2" office:value-type="string" calcext:value-type="string">
            <text:p>&gt; 75</text:p>
          </table:table-cell>
          <table:table-cell table:style-name="ce2" office:value-type="string" calcext:value-type="string">
            <text:p>Não</text:p>
          </table:table-cell>
          <table:table-cell table:number-columns-repeated="3"/>
          <table:table-cell table:style-name="ce6" office:value-type="string" calcext:value-type="string">
            <text:p>P(Mau pagador = N)</text:p>
          </table:table-cell>
          <table:table-cell table:style-name="ce11" office:value-type="string" calcext:value-type="string">
            <text:p>7/10</text:p>
          </table:table-cell>
          <table:table-cell table:style-name="ce12" table:formula="of:=7/10" office:value-type="float" office:value="0.7" calcext:value-type="float">
            <text:p>0,70</text:p>
          </table:table-cell>
          <table:table-cell table:number-columns-repeated="101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Solteiro</text:p>
          </table:table-cell>
          <table:table-cell table:style-name="ce2" office:value-type="string" calcext:value-type="string">
            <text:p>&lt;= 75</text:p>
          </table:table-cell>
          <table:table-cell table:style-name="ce2" office:value-type="string" calcext:value-type="string">
            <text:p>Não</text:p>
          </table:table-cell>
          <table:table-cell table:number-columns-repeated="3"/>
          <table:table-cell table:style-name="ce6" office:value-type="string" calcext:value-type="string">
            <text:p>P(IR = Sim / Mau pagador = S)</text:p>
          </table:table-cell>
          <table:table-cell table:style-name="ce11" office:value-type="string" calcext:value-type="string">
            <text:p>0/3</text:p>
          </table:table-cell>
          <table:table-cell table:style-name="ce12" table:formula="of:=0/3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asado</text:p>
          </table:table-cell>
          <table:table-cell table:style-name="ce2" office:value-type="string" calcext:value-type="string">
            <text:p>&gt; 75</text:p>
          </table:table-cell>
          <table:table-cell table:style-name="ce2" office:value-type="string" calcext:value-type="string">
            <text:p>Não</text:p>
          </table:table-cell>
          <table:table-cell table:number-columns-repeated="3"/>
          <table:table-cell table:style-name="ce6" office:value-type="string" calcext:value-type="string">
            <text:p>P(IR = Sim / Mau pagador = N)</text:p>
          </table:table-cell>
          <table:table-cell table:style-name="ce11" office:value-type="string" calcext:value-type="string">
            <text:p>3/7</text:p>
          </table:table-cell>
          <table:table-cell table:style-name="ce12" table:formula="of:=3/7" office:value-type="float" office:value="0.428571428571429" calcext:value-type="float">
            <text:p>0,43</text:p>
          </table:table-cell>
          <table:table-cell table:number-columns-repeated="101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Separado</text:p>
          </table:table-cell>
          <table:table-cell table:style-name="ce2" office:value-type="string" calcext:value-type="string">
            <text:p>&gt; 75</text:p>
          </table:table-cell>
          <table:table-cell table:style-name="ce2" office:value-type="string" calcext:value-type="string">
            <text:p>Sim</text:p>
          </table:table-cell>
          <table:table-cell table:number-columns-repeated="3"/>
          <table:table-cell table:style-name="ce6" office:value-type="string" calcext:value-type="string">
            <text:p>P(IR = Não / Mau pagador = S)</text:p>
          </table:table-cell>
          <table:table-cell table:style-name="ce11" office:value-type="string" calcext:value-type="string">
            <text:p>3/3</text:p>
          </table:table-cell>
          <table:table-cell table:style-name="ce12" table:formula="of:=3/3" office:value-type="float" office:value="1" calcext:value-type="float">
            <text:p>1,00</text:p>
          </table:table-cell>
          <table:table-cell table:number-columns-repeated="101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Casado</text:p>
          </table:table-cell>
          <table:table-cell table:style-name="ce2" office:value-type="string" calcext:value-type="string">
            <text:p>&lt;= 75</text:p>
          </table:table-cell>
          <table:table-cell table:style-name="ce2" office:value-type="string" calcext:value-type="string">
            <text:p>Não</text:p>
          </table:table-cell>
          <table:table-cell table:number-columns-repeated="3"/>
          <table:table-cell table:style-name="ce6" office:value-type="string" calcext:value-type="string">
            <text:p>P(IR = Não / Mau pagador = N)</text:p>
          </table:table-cell>
          <table:table-cell table:style-name="ce11" office:value-type="string" calcext:value-type="string">
            <text:p>4/7</text:p>
          </table:table-cell>
          <table:table-cell table:style-name="ce12" table:formula="of:=4/7" office:value-type="float" office:value="0.571428571428571" calcext:value-type="float">
            <text:p>0,57</text:p>
          </table:table-cell>
          <table:table-cell table:number-columns-repeated="101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Separado</text:p>
          </table:table-cell>
          <table:table-cell table:style-name="ce2" office:value-type="string" calcext:value-type="string">
            <text:p>&gt; 75</text:p>
          </table:table-cell>
          <table:table-cell table:style-name="ce2" office:value-type="string" calcext:value-type="string">
            <text:p>Não</text:p>
          </table:table-cell>
          <table:table-cell table:number-columns-repeated="3"/>
          <table:table-cell table:style-name="ce6" office:value-type="string" calcext:value-type="string">
            <text:p>P(Estado Civil = <text:s/>Solteiro / Mau pagador = S)</text:p>
          </table:table-cell>
          <table:table-cell table:style-name="ce11" office:value-type="string" calcext:value-type="string">
            <text:p>2/3</text:p>
          </table:table-cell>
          <table:table-cell table:style-name="ce12" table:formula="of:=2/3" office:value-type="float" office:value="0.666666666666667" calcext:value-type="float">
            <text:p>0,67</text:p>
          </table:table-cell>
          <table:table-cell table:number-columns-repeated="101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Solteiro</text:p>
          </table:table-cell>
          <table:table-cell table:style-name="ce2" office:value-type="string" calcext:value-type="string">
            <text:p>&gt; 75</text:p>
          </table:table-cell>
          <table:table-cell table:style-name="ce2" office:value-type="string" calcext:value-type="string">
            <text:p>Sim</text:p>
          </table:table-cell>
          <table:table-cell table:number-columns-repeated="3"/>
          <table:table-cell table:style-name="ce6" office:value-type="string" calcext:value-type="string">
            <text:p>P(Estado Civil = <text:s/>Solteiro / Mau pagador = N)</text:p>
          </table:table-cell>
          <table:table-cell table:style-name="ce11" office:value-type="string" calcext:value-type="string">
            <text:p>2/7</text:p>
          </table:table-cell>
          <table:table-cell table:style-name="ce12" table:formula="of:=2/7" office:value-type="float" office:value="0.285714285714286" calcext:value-type="float">
            <text:p>0,29</text:p>
          </table:table-cell>
          <table:table-cell table:number-columns-repeated="101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Casado</text:p>
          </table:table-cell>
          <table:table-cell table:style-name="ce2" office:value-type="string" calcext:value-type="string">
            <text:p>&lt;= 75</text:p>
          </table:table-cell>
          <table:table-cell table:style-name="ce2" office:value-type="string" calcext:value-type="string">
            <text:p>Não</text:p>
          </table:table-cell>
          <table:table-cell table:number-columns-repeated="3"/>
          <table:table-cell table:style-name="ce6" office:value-type="string" calcext:value-type="string">
            <text:p>P(Estado Civil = <text:s/>Casado / Mau pagador = S)</text:p>
          </table:table-cell>
          <table:table-cell table:style-name="ce11" office:value-type="string" calcext:value-type="string">
            <text:p>0/3</text:p>
          </table:table-cell>
          <table:table-cell table:style-name="ce12" table:formula="of:=0/3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Solteiro</text:p>
          </table:table-cell>
          <table:table-cell table:style-name="ce2" office:value-type="string" calcext:value-type="string">
            <text:p>&gt; 75</text:p>
          </table:table-cell>
          <table:table-cell table:style-name="ce2" office:value-type="string" calcext:value-type="string">
            <text:p>Sim</text:p>
          </table:table-cell>
          <table:table-cell table:number-columns-repeated="3"/>
          <table:table-cell table:style-name="ce6" office:value-type="string" calcext:value-type="string">
            <text:p>P(Estado Civil = <text:s/>Casado / Mau pagador = N)</text:p>
          </table:table-cell>
          <table:table-cell table:style-name="ce11" office:value-type="string" calcext:value-type="string">
            <text:p>4/7</text:p>
          </table:table-cell>
          <table:table-cell table:style-name="ce12" table:formula="of:=4/7" office:value-type="float" office:value="0.571428571428571" calcext:value-type="float">
            <text:p>0,57</text:p>
          </table:table-cell>
          <table:table-cell table:number-columns-repeated="1013"/>
        </table:table-row>
        <table:table-row table:style-name="ro2">
          <table:table-cell/>
          <table:table-cell table:style-name="ce4" table:number-columns-repeated="4"/>
          <table:table-cell table:number-columns-repeated="3"/>
          <table:table-cell table:style-name="ce6" office:value-type="string" calcext:value-type="string">
            <text:p>P(Estado Civil = <text:s/>Separado / Mau pagador = S)</text:p>
          </table:table-cell>
          <table:table-cell table:style-name="ce11" office:value-type="string" calcext:value-type="string">
            <text:p>1/3</text:p>
          </table:table-cell>
          <table:table-cell table:style-name="ce12" table:formula="of:=1/3" office:value-type="float" office:value="0.333333333333333" calcext:value-type="float">
            <text:p>0,33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6" office:value-type="string" calcext:value-type="string">
            <text:p>P(Estado Civil = <text:s/>Separado / Mau pagador = N)</text:p>
          </table:table-cell>
          <table:table-cell table:style-name="ce11" office:value-type="string" calcext:value-type="string">
            <text:p>1/7</text:p>
          </table:table-cell>
          <table:table-cell table:style-name="ce12" table:formula="of:=1/7" office:value-type="float" office:value="0.142857142857143" calcext:value-type="float">
            <text:p>0,14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6" office:value-type="string" calcext:value-type="string">
            <text:p>P(Renda &lt;= 75 / Mau pagador = S)</text:p>
          </table:table-cell>
          <table:table-cell table:style-name="ce11" office:value-type="string" calcext:value-type="string">
            <text:p>0/3</text:p>
          </table:table-cell>
          <table:table-cell table:style-name="ce12" table:formula="of:=0/3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6" office:value-type="string" calcext:value-type="string">
            <text:p>P(Renda &lt;= 75 / Mau pagador = N)</text:p>
          </table:table-cell>
          <table:table-cell table:style-name="ce11" office:value-type="string" calcext:value-type="string">
            <text:p>3/7</text:p>
          </table:table-cell>
          <table:table-cell table:style-name="ce12" table:formula="of:=3/7" office:value-type="float" office:value="0.428571428571429" calcext:value-type="float">
            <text:p>0,43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6" office:value-type="string" calcext:value-type="string">
            <text:p>P(Renda &gt; 75 / Mau pagador = S)</text:p>
          </table:table-cell>
          <table:table-cell table:style-name="ce11" office:value-type="string" calcext:value-type="string">
            <text:p>3/3</text:p>
          </table:table-cell>
          <table:table-cell table:style-name="ce12" table:formula="of:=3/3" office:value-type="float" office:value="1" calcext:value-type="float">
            <text:p>1,00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6" office:value-type="string" calcext:value-type="string">
            <text:p>P(Renda &gt; 75 / Mau pagador = N)</text:p>
          </table:table-cell>
          <table:table-cell table:style-name="ce11" office:value-type="string" calcext:value-type="string">
            <text:p>4/7</text:p>
          </table:table-cell>
          <table:table-cell table:style-name="ce12" table:formula="of:=4/7" office:value-type="float" office:value="0.571428571428571" calcext:value-type="float">
            <text:p>0,57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6" office:value-type="string" calcext:value-type="string">
            <text:p>P(IR = S)</text:p>
          </table:table-cell>
          <table:table-cell table:style-name="ce11" office:value-type="string" calcext:value-type="string">
            <text:p>3/10</text:p>
          </table:table-cell>
          <table:table-cell table:style-name="ce12" table:formula="of:=3/10" office:value-type="float" office:value="0.3" calcext:value-type="float">
            <text:p>0,30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6" office:value-type="string" calcext:value-type="string">
            <text:p>P(IR = N)</text:p>
          </table:table-cell>
          <table:table-cell table:style-name="ce11" office:value-type="string" calcext:value-type="string">
            <text:p>7/10</text:p>
          </table:table-cell>
          <table:table-cell table:style-name="ce12" table:formula="of:=7/10" office:value-type="float" office:value="0.7" calcext:value-type="float">
            <text:p>0,70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6" office:value-type="string" calcext:value-type="string">
            <text:p>P(Estado civil = Solteiro)</text:p>
          </table:table-cell>
          <table:table-cell table:style-name="ce11" office:value-type="string" calcext:value-type="string">
            <text:p>4/10</text:p>
          </table:table-cell>
          <table:table-cell table:style-name="ce12" table:formula="of:=4/10" office:value-type="float" office:value="0.4" calcext:value-type="float">
            <text:p>0,40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6" office:value-type="string" calcext:value-type="string">
            <text:p>P(Estado civil = Casado)</text:p>
          </table:table-cell>
          <table:table-cell table:style-name="ce11" office:value-type="string" calcext:value-type="string">
            <text:p>4/10</text:p>
          </table:table-cell>
          <table:table-cell table:style-name="ce12" table:formula="of:=4/10" office:value-type="float" office:value="0.4" calcext:value-type="float">
            <text:p>0,40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6" office:value-type="string" calcext:value-type="string">
            <text:p>P(Estado civil = Separado)</text:p>
          </table:table-cell>
          <table:table-cell table:style-name="ce11" office:value-type="string" calcext:value-type="string">
            <text:p>2/10</text:p>
          </table:table-cell>
          <table:table-cell table:style-name="ce12" table:formula="of:=2/10" office:value-type="float" office:value="0.2" calcext:value-type="float">
            <text:p>0,20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6" office:value-type="string" calcext:value-type="string">
            <text:p>P(Renda <text:s/>&gt; 75)</text:p>
          </table:table-cell>
          <table:table-cell table:style-name="ce11" office:value-type="string" calcext:value-type="string">
            <text:p>7/10</text:p>
          </table:table-cell>
          <table:table-cell table:style-name="ce12" table:formula="of:=7/10" office:value-type="float" office:value="0.7" calcext:value-type="float">
            <text:p>0,70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6" office:value-type="string" calcext:value-type="string">
            <text:p>P(Renda <text:s/>&lt;= 75)</text:p>
          </table:table-cell>
          <table:table-cell table:style-name="ce11" office:value-type="string" calcext:value-type="string">
            <text:p>3/10</text:p>
          </table:table-cell>
          <table:table-cell table:style-name="ce12" table:formula="of:=3/10" office:value-type="float" office:value="0.3" calcext:value-type="float">
            <text:p>0,3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ergunta 1 -&gt;</text:p>
          </table:table-cell>
          <table:table-cell table:style-name="ce5" office:value-type="string" calcext:value-type="string">
            <text:p>P(Mau Pagador = S / Imposto de Renda = Sim ^ Estado Civil = Solteiro ^ Renda <text:s/>&gt; 75) = ?</text:p>
          </table:table-cell>
          <table:table-cell table:number-columns-repeated="6"/>
          <table:table-cell table:style-name="ce7" table:formula="of:=([.K4]*[.K8]*[.K16]*[.K2])/([.K18]*[.K20]*[.K2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P(Mau Pagador = N / Imposto de Renda = Sim ^ Estado Civil = Solteiro ^ Renda <text:s/>&gt; 75) = ?</text:p>
          </table:table-cell>
          <table:table-cell table:number-columns-repeated="6"/>
          <table:table-cell table:style-name="ce8" table:formula="of:=([.K5]*[.K9]*[.K17]*[.K3])/([.K18]*[.K20]*[.K23])" office:value-type="float" office:value="0.583090379008746" calcext:value-type="float">
            <text:p>0,5830903790087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gunta 2 -&gt;</text:p>
          </table:table-cell>
          <table:table-cell table:style-name="ce5" office:value-type="string" calcext:value-type="string">
            <text:p>P(Mau Pagador = S / Imposto de Renda = Não ^ Estado Civil = Casado ^ Renda <text:s/>&gt; 75) = ?</text:p>
          </table:table-cell>
          <table:table-cell table:number-columns-repeated="6"/>
          <table:table-cell table:style-name="ce9" table:formula="of:=([.K6]*[.K10]*[.K16]*[.K2])/([.K19]*[.K21]*[.K2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P(Mau Pagador = N / Imposto de Renda = Não ^ Estado Civil = Casado ^ Renda <text:s/>&gt; 75) = ?</text:p>
          </table:table-cell>
          <table:table-cell table:number-columns-repeated="6"/>
          <table:table-cell table:style-name="ce8" table:formula="of:=([.K7]*[.K11]*[.K17]*[.K3])/([.K19]*[.K21]*[.K23])" office:value-type="float" office:value="0.666389004581424" calcext:value-type="float">
            <text:p>0,66638900458142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gunta 3 -&gt;</text:p>
          </table:table-cell>
          <table:table-cell table:style-name="ce5" office:value-type="string" calcext:value-type="string">
            <text:p>P(Mau Pagador = S / Imposto de Renda = Não ^ Estado Civil = Solteiro ^ Renda <text:s/>&gt; 75) = ?</text:p>
          </table:table-cell>
          <table:table-cell table:number-columns-repeated="6"/>
          <table:table-cell table:style-name="ce8" table:formula="of:=([.K6]*[.K8]*[.K16]*[.K2])/([.K19]*[.K20]*[.K23])" office:value-type="float" office:value="1.02040816326531" calcext:value-type="float">
            <text:p>1,0204081632653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P(Mau Pagador = N / Imposto de Renda = Não ^ Estado Civil = Solteiro ^ Renda <text:s/>&gt; 75) = ?</text:p>
          </table:table-cell>
          <table:table-cell table:number-columns-repeated="6"/>
          <table:table-cell table:style-name="ce10" table:formula="of:=([.K7]*[.K9]*[.K17]*[.K3])/([.K19]*[.K20]*[.K23])" office:value-type="float" office:value="0.333194502290712" calcext:value-type="float">
            <text:p>0,333194502290712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>
        <office:forms form:automatic-focus="false" form:apply-design-mode="false"/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office:forms form:automatic-focus="false" form:apply-design-mode="false"/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lan3" style:display-name="PageStyle_Plan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1" style:display-name="PageStyle_Plan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2" style:display-name="PageStyle_Plan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3-09-17T19:12:18.707403990</dc:date>
    <meta:generator>LibreOffice/7.3.7.2$Linux_X86_64 LibreOffice_project/30$Build-2</meta:generator>
    <meta:editing-duration>PT24M44S</meta:editing-duration>
    <meta:editing-cycles>1</meta:editing-cycles>
    <meta:document-statistic meta:table-count="3" meta:cell-count="139" meta:object-count="0"/>
    <meta:user-defined meta:name="AppVersion">14.0300</meta:user-defined>
    <meta:user-defined meta:name="WorkbookGuid">220914db-f474-4fb3-9a43-912da613bbb7</meta:user-defined>
  </office:meta>
</office:document-meta>
</file>